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A000001B6E91B2401C9C1F5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d8ce" draw:textarea-horizontal-align="justify" draw:textarea-vertical-align="middle" draw:auto-grow-height="false" fo:min-height="11.75cm" fo:min-width="6cm"/>
    </style:style>
    <style:style style:name="gr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763cm" fo:min-width="0cm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1.344cm" fo:min-width="2.27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color="#3465a4" draw:fill-color="#e8f2a1" draw:textarea-horizontal-align="justify" draw:textarea-vertical-align="middle" draw:auto-grow-height="false" fo:min-height="1.5cm" fo:min-width="3.5cm"/>
      <style:paragraph-properties style:writing-mode="lr-tb"/>
    </style:style>
    <style:style style:name="gr15" style:family="graphic" style:parent-style-name="standard">
      <style:graphic-properties draw:stroke="none" svg:stroke-color="#3465a4" draw:fill="none" fo:min-height="1.424cm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763cm" fo:min-width="0cm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1.344cm" fo:min-width="2.27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848cm" fo:min-width="5.604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>
      <style:graphic-properties draw:stroke="none" svg:stroke-color="#3465a4" draw:fill="none" fo:min-height="1.646cm"/>
      <style:paragraph-properties style:writing-mode="lr-tb"/>
    </style:style>
    <style:style style:name="P1" style:family="paragraph">
      <loext:graphic-properties draw:fill-color="#ffd8c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style:font-name="Calibri"/>
    </style:style>
    <style:style style:name="P13" style:family="paragraph">
      <loext:graphic-properties draw:fill-color="#e8f2a1"/>
      <style:paragraph-properties fo:text-align="center"/>
      <style:text-properties style:font-name="Calibri"/>
    </style:style>
    <style:style style:name="P14" style:family="paragraph">
      <style:text-properties style:font-name="Calibri" fo:font-weight="bold" style:font-weight-asian="bold" style:font-weight-complex="bold"/>
    </style:style>
    <style:style style:name="P15" style:family="paragraph">
      <loext:graphic-properties draw:fill="none"/>
      <style:text-properties style:font-name="Calibri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5cm" svg:height="12cm" svg:x="4.5cm" svg:y="3.576cm">
          <text:p/>
          <draw:enhanced-geometry svg:viewBox="0 0 21600 21600" draw:type="rectangle" draw:enhanced-path="M 0 0 L 21600 0 21600 21600 0 21600 0 0 Z N"/>
        </draw:custom-shape>
        <draw:g>
          <draw:g>
            <draw:line draw:style-name="gr2" draw:text-style-name="P2" draw:layer="layout" svg:x1="7.104cm" svg:y1="4.896cm" svg:x2="7.104cm" svg:y2="5.398cm">
              <text:p/>
            </draw:line>
            <draw:custom-shape draw:style-name="gr3" draw:text-style-name="P3" draw:layer="layout" svg:width="0.875cm" svg:height="2.099cm" svg:x="6.667cm" svg:y="5.178cm">
              <text:p/>
  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4" draw:text-style-name="P4" draw:layer="layout" svg:width="0.875cm" svg:height="0.84cm" svg:x="6.667cm" svg:y="4.292cm" draw:kind="arc" draw:start-angle="326.77" draw:end-angle="32.36">
              <text:p/>
            </draw:ellipse>
            <draw:ellipse draw:style-name="gr5" draw:text-style-name="P5" draw:layer="layout" svg:width="0.875cm" svg:height="0.84cm" svg:x="6.667cm" svg:y="4.292cm" draw:kind="arc" draw:start-angle="147.58" draw:end-angle="213.24">
              <text:p/>
            </draw:ellipse>
            <draw:ellipse draw:style-name="gr6" draw:text-style-name="P4" draw:layer="layout" svg:width="1.312cm" svg:height="1.26cm" svg:x="6.448cm" svg:y="4.067cm" draw:kind="arc" draw:start-angle="326.77" draw:end-angle="32.36">
              <text:p/>
            </draw:ellipse>
            <draw:ellipse draw:style-name="gr7" draw:text-style-name="P5" draw:layer="layout" svg:width="1.312cm" svg:height="1.26cm" svg:x="6.448cm" svg:y="4.067cm" draw:kind="arc" draw:start-angle="147.58" draw:end-angle="213.24">
              <text:p/>
            </draw:ellipse>
            <draw:ellipse draw:style-name="gr8" draw:text-style-name="P4" draw:layer="layout" svg:width="1.969cm" svg:height="1.89cm" svg:x="6.01cm" svg:y="3.737cm" draw:kind="arc" draw:start-angle="326.77" draw:end-angle="32.36">
              <text:p/>
            </draw:ellipse>
            <draw:ellipse draw:style-name="gr9" draw:text-style-name="P5" draw:layer="layout" svg:width="1.969cm" svg:height="1.89cm" svg:x="6.229cm" svg:y="3.737cm" draw:kind="arc" draw:start-angle="147.63" draw:end-angle="213.21">
              <text:p/>
            </draw:ellipse>
            <draw:ellipse draw:style-name="gr10" draw:text-style-name="P6" draw:layer="layout" svg:width="0.438cm" svg:height="0.42cm" svg:x="6.885cm" svg:y="4.486cm">
              <text:p/>
            </draw:ellipse>
          </draw:g>
          <draw:custom-shape draw:name="Rectangle-Cut-1" draw:style-name="gr11" draw:text-style-name="P8" draw:layer="layout" svg:width="2.921cm" svg:height="1.737cm" svg:x="6.579cm" svg:y="6.839cm">
            <text:p text:style-name="P7">Módulo</text:p>
            <text:p text:style-name="P7">LoRa</text:p>
            <draw:enhanced-geometry draw:mirror-horizontal="false" draw:mirror-vertical="false" svg:viewBox="0 0 0 0" draw:text-areas="0 ?f4 ?f5 ?f9" draw:type="ooxml-snip1Rect" draw:modifiers="1666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aximum="50000" draw:handle-range-x-minimum="0"/>
            </draw:enhanced-geometry>
          </draw:custom-shape>
        </draw:g>
        <draw:frame draw:style-name="gr12" draw:text-style-name="P9" draw:layer="layout" svg:width="4cm" svg:height="3.074cm" svg:x="5.75cm" svg:y="9.326cm">
          <draw:image xlink:href="Pictures/100000010000023A000001B6E91B2401C9C1F532.png" xlink:type="simple" xlink:show="embed" xlink:actuate="onLoad" draw:mime-type="image/png">
            <text:p/>
          </draw:image>
        </draw:frame>
        <draw:frame draw:style-name="gr13" draw:text-style-name="P11" draw:layer="layout" svg:width="0.875cm" svg:height="0.962cm" svg:x="7.375cm" svg:y="8.576cm">
          <draw:text-box>
            <text:p text:style-name="P10"><text:span text:style-name="T1">+</text:span></text:p>
          </draw:text-box>
        </draw:frame>
        <draw:frame draw:style-name="gr13" draw:text-style-name="P11" draw:layer="layout" svg:width="0.875cm" svg:height="0.962cm" svg:x="7.375cm" svg:y="12.264cm">
          <draw:text-box>
            <text:p text:style-name="P10"><text:span text:style-name="T1">+</text:span></text:p>
          </draw:text-box>
        </draw:frame>
        <draw:custom-shape draw:style-name="gr14" draw:text-style-name="P13" draw:layer="layout" svg:width="4cm" svg:height="1.75cm" svg:x="5.75cm" svg:y="13.25cm">
          <text:p text:style-name="P12"><text:span text:style-name="T2">sensores /</text:span></text:p>
          <text:p text:style-name="P12"><text:span text:style-name="T2">actuadore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.576cm" svg:height="1.674cm" svg:x="6.25cm" svg:y="15.75cm">
          <draw:text-box>
            <text:p text:style-name="P14"><text:span text:style-name="T3">Nodo 1</text:span></text:p>
          </draw:text-box>
        </draw:frame>
        <draw:frame draw:style-name="gr15" draw:text-style-name="P15" draw:layer="layout" svg:width="2.576cm" svg:height="1.674cm" svg:x="21cm" svg:y="15.75cm">
          <draw:text-box>
            <text:p text:style-name="P14"><text:span text:style-name="T3">Nodo 2</text:span></text:p>
          </draw:text-box>
        </draw:frame>
        <draw:custom-shape draw:style-name="gr1" draw:text-style-name="P1" draw:layer="layout" svg:width="6.5cm" svg:height="12cm" svg:x="19cm" svg:y="3.576cm">
          <text:p/>
          <draw:enhanced-geometry svg:viewBox="0 0 21600 21600" draw:type="rectangle" draw:enhanced-path="M 0 0 L 21600 0 21600 21600 0 21600 0 0 Z N"/>
        </draw:custom-shape>
        <draw:g>
          <draw:g>
            <draw:line draw:style-name="gr16" draw:text-style-name="P2" draw:layer="layout" svg:x1="21.604cm" svg:y1="4.896cm" svg:x2="21.604cm" svg:y2="5.398cm">
              <text:p/>
            </draw:line>
            <draw:custom-shape draw:style-name="gr17" draw:text-style-name="P3" draw:layer="layout" svg:width="0.875cm" svg:height="2.099cm" svg:x="21.167cm" svg:y="5.178cm">
              <text:p/>
  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18" draw:text-style-name="P4" draw:layer="layout" svg:width="0.875cm" svg:height="0.84cm" svg:x="21.167cm" svg:y="4.292cm" draw:kind="arc" draw:start-angle="326.77" draw:end-angle="32.36">
              <text:p/>
            </draw:ellipse>
            <draw:ellipse draw:style-name="gr19" draw:text-style-name="P5" draw:layer="layout" svg:width="0.875cm" svg:height="0.84cm" svg:x="21.167cm" svg:y="4.292cm" draw:kind="arc" draw:start-angle="147.58" draw:end-angle="213.24">
              <text:p/>
            </draw:ellipse>
            <draw:ellipse draw:style-name="gr20" draw:text-style-name="P4" draw:layer="layout" svg:width="1.312cm" svg:height="1.26cm" svg:x="20.948cm" svg:y="4.067cm" draw:kind="arc" draw:start-angle="326.77" draw:end-angle="32.36">
              <text:p/>
            </draw:ellipse>
            <draw:ellipse draw:style-name="gr21" draw:text-style-name="P5" draw:layer="layout" svg:width="1.312cm" svg:height="1.26cm" svg:x="20.948cm" svg:y="4.067cm" draw:kind="arc" draw:start-angle="147.58" draw:end-angle="213.24">
              <text:p/>
            </draw:ellipse>
            <draw:ellipse draw:style-name="gr22" draw:text-style-name="P4" draw:layer="layout" svg:width="1.969cm" svg:height="1.89cm" svg:x="20.51cm" svg:y="3.737cm" draw:kind="arc" draw:start-angle="326.77" draw:end-angle="32.36">
              <text:p/>
            </draw:ellipse>
            <draw:ellipse draw:style-name="gr23" draw:text-style-name="P5" draw:layer="layout" svg:width="1.969cm" svg:height="1.89cm" svg:x="20.729cm" svg:y="3.737cm" draw:kind="arc" draw:start-angle="147.63" draw:end-angle="213.21">
              <text:p/>
            </draw:ellipse>
            <draw:ellipse draw:style-name="gr24" draw:text-style-name="P6" draw:layer="layout" svg:width="0.438cm" svg:height="0.42cm" svg:x="21.385cm" svg:y="4.486cm">
              <text:p/>
            </draw:ellipse>
          </draw:g>
          <draw:custom-shape draw:name="Rectangle-Cut-1" draw:style-name="gr25" draw:text-style-name="P8" draw:layer="layout" svg:width="2.921cm" svg:height="1.737cm" svg:x="21.079cm" svg:y="6.839cm">
            <text:p text:style-name="P7">Módulo</text:p>
            <text:p text:style-name="P7">LoRa</text:p>
            <draw:enhanced-geometry draw:mirror-horizontal="false" draw:mirror-vertical="false" svg:viewBox="0 0 0 0" draw:text-areas="0 ?f4 ?f5 ?f9" draw:type="ooxml-snip1Rect" draw:modifiers="1666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aximum="50000" draw:handle-range-x-minimum="0"/>
            </draw:enhanced-geometry>
          </draw:custom-shape>
        </draw:g>
        <draw:frame draw:style-name="gr12" draw:text-style-name="P9" draw:layer="layout" svg:width="4cm" svg:height="3.074cm" svg:x="20.25cm" svg:y="9.326cm">
          <draw:image xlink:href="Pictures/100000010000023A000001B6E91B2401C9C1F532.png" xlink:type="simple" xlink:show="embed" xlink:actuate="onLoad" draw:mime-type="image/png">
            <text:p/>
          </draw:image>
        </draw:frame>
        <draw:frame draw:style-name="gr13" draw:text-style-name="P11" draw:layer="layout" svg:width="0.875cm" svg:height="0.962cm" svg:x="21.875cm" svg:y="8.576cm">
          <draw:text-box>
            <text:p text:style-name="P10"><text:span text:style-name="T1">+</text:span></text:p>
          </draw:text-box>
        </draw:frame>
        <draw:frame draw:style-name="gr13" draw:text-style-name="P11" draw:layer="layout" svg:width="0.875cm" svg:height="0.962cm" svg:x="21.875cm" svg:y="12.264cm">
          <draw:text-box>
            <text:p text:style-name="P10"><text:span text:style-name="T1">+</text:span></text:p>
          </draw:text-box>
        </draw:frame>
        <draw:custom-shape draw:style-name="gr14" draw:text-style-name="P13" draw:layer="layout" svg:width="4cm" svg:height="1.75cm" svg:x="20.25cm" svg:y="13.226cm">
          <text:p text:style-name="P12"><text:span text:style-name="T2">Sensores /</text:span></text:p>
          <text:p text:style-name="P12"><text:span text:style-name="T2">actuadores</text:span></text:p>
          <draw:enhanced-geometry svg:viewBox="0 0 21600 21600" draw:type="rectangle" draw:enhanced-path="M 0 0 L 21600 0 21600 21600 0 21600 0 0 Z N"/>
        </draw:custom-shape>
        <draw:custom-shape draw:name="left-right-arrow 1" draw:style-name="gr26" draw:text-style-name="P17" draw:layer="layout" svg:width="7.132cm" svg:height="2.126cm" svg:x="11.368cm" svg:y="6.45cm">
          <text:p text:style-name="P16"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style-name="gr27" draw:text-style-name="P18" draw:layer="layout" svg:width="6cm" svg:height="2.367cm" svg:x="12cm" svg:y="9.133cm">
          <draw:text-box>
            <text:p text:style-name="P12"><text:span text:style-name="T4">Distancia de </text:span></text:p>
            <text:p text:style-name="P12"><text:span text:style-name="T4">hasta varios Km </text:span></text:p>
            <text:p text:style-name="P12"><text:span text:style-name="T4">según condiciones </text:span></text:p>
            <text:p text:style-name="P12"><text:span text:style-name="T4">y anten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8:52:48.420000000</meta:creation-date>
    <dc:date>2023-05-23T19:06:30.654000000</dc:date>
    <meta:editing-duration>PT13M43S</meta:editing-duration>
    <meta:editing-cycles>2</meta:editing-cycles>
    <meta:generator>LibreOffice/7.4.3.2$Windows_X86_64 LibreOffice_project/1048a8393ae2eeec98dff31b5c133c5f1d08b890</meta:generator>
    <meta:document-statistic meta:object-count="38"/>
  </office:meta>
</office:document-meta>
</file>